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P052" officeooo:paragraph-rsid="001ba371"/>
    </style:style>
    <style:style style:name="P3" style:family="paragraph" style:parent-style-name="Standard">
      <style:text-properties style:font-name="Source Code Pro Medium" fo:font-size="10pt" style:font-size-asian="10pt" style:font-size-complex="10pt"/>
    </style:style>
    <style:style style:name="P4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5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6" style:family="paragraph" style:parent-style-name="Standard">
      <style:text-properties style:font-name="Source Code Pro Medium" fo:font-size="10pt" officeooo:rsid="001ba371" officeooo:paragraph-rsid="001ba371" style:font-size-asian="10pt" style:font-size-complex="10pt"/>
    </style:style>
    <style:style style:name="P7" style:family="paragraph" style:parent-style-name="Standard">
      <style:text-properties style:font-name="Source Code Pro Medium" fo:font-size="10pt" officeooo:paragraph-rsid="001ba371" style:font-size-asian="10pt" style:font-size-complex="10pt"/>
    </style:style>
    <style:style style:name="P8" style:family="paragraph" style:parent-style-name="Text_20_body">
      <style:text-properties officeooo:paragraph-rsid="001ba371"/>
    </style:style>
    <style:style style:name="P9" style:family="paragraph" style:parent-style-name="Standard">
      <style:text-properties officeooo:paragraph-rsid="001ba371"/>
    </style:style>
    <style:style style:name="P10" style:family="paragraph" style:parent-style-name="Heading_20_1">
      <style:text-properties style:font-name="P052" officeooo:rsid="001acb99" officeooo:paragraph-rsid="001acb99"/>
    </style:style>
    <style:style style:name="P11" style:family="paragraph" style:parent-style-name="Heading_20_2">
      <style:text-properties style:font-name="P052"/>
    </style:style>
    <style:style style:name="P12" style:family="paragraph" style:parent-style-name="Heading_20_2">
      <style:text-properties style:font-name="P052" officeooo:paragraph-rsid="001ba371"/>
    </style:style>
    <style:style style:name="P13" style:family="paragraph" style:parent-style-name="Heading_20_2">
      <style:text-properties style:font-name="P052" officeooo:paragraph-rsid="001c978e"/>
    </style:style>
    <style:style style:name="P14" style:family="paragraph" style:parent-style-name="Preformatted_20_Text">
      <style:text-properties style:font-name="Source Code Pro Medium"/>
    </style:style>
    <style:style style:name="P15" style:family="paragraph" style:parent-style-name="Standard">
      <style:text-properties style:font-name="P052" officeooo:paragraph-rsid="001c978e"/>
    </style:style>
    <style:style style:name="P16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17" style:family="paragraph" style:parent-style-name="Standard">
      <style:text-properties style:font-name="Source Code Pro Medium" fo:font-size="10pt" style:font-size-asian="10pt" style:font-size-complex="10pt"/>
    </style:style>
    <style:style style:name="P18" style:family="paragraph" style:parent-style-name="Standard">
      <style:text-properties style:font-name="P052" fo:font-size="12pt" fo:font-style="italic" officeooo:paragraph-rsid="001c978e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P052" fo:font-size="12pt" fo:font-style="italic" officeooo:rsid="001c978e" officeooo:paragraph-rsid="001c978e" style:font-size-asian="12pt" style:font-style-asian="italic" style:font-size-complex="12pt" style:font-style-complex="italic"/>
    </style:style>
    <style:style style:name="P20" style:family="paragraph" style:parent-style-name="Text_20_body">
      <style:text-properties officeooo:paragraph-rsid="001c978e"/>
    </style:style>
    <style:style style:name="T1" style:family="text">
      <style:text-properties officeooo:rsid="001ba371"/>
    </style:style>
    <style:style style:name="T2" style:family="text">
      <style:text-properties officeooo:rsid="001c978e"/>
    </style:style>
    <style:style style:name="T3" style:family="text">
      <style:text-properties style:font-name="P052"/>
    </style:style>
    <style:style style:name="T4" style:family="text">
      <style:text-properties style:font-name="Source Code Pro Medium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P052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Assignment - <text:span text:style-name="T2">3</text:span></text:h>
      <text:p text:style-name="P1"/>
      <text:p text:style-name="P15">1. Write a program for <text:span text:style-name="T2">executing the knapsack algorithm</text:span></text:p>
      <text:p text:style-name="P18"><text:tab/></text:p>
      <text:p text:style-name="P18"><text:tab/>weight = {2.0, 3.0, 5.0, 7.0, 1.0, 4.0, 1.0}</text:p>
      <text:p text:style-name="P18"><text:tab/>profit = {10.0, 5.0, 5.0, 7.0, 6.0, 18.0, 3.0}</text:p>
      <text:p text:style-name="P19"><text:tab/>Capacity = 15</text:p>
      <text:p text:style-name="P19"/>
      <text:h text:style-name="P13" text:outline-level="2"><text:span text:style-name="T2">Algorithm</text:span>:</text:h>
      <text:p text:style-name="P20"/>
      <text:p text:style-name="P14">for i from 1 to n do:</text:p>
      <text:p text:style-name="P14"/>
      <text:p text:style-name="P14"><text:s text:c="4"/>A[i, 0] := 0</text:p>
      <text:p text:style-name="P14"/>
      <text:p text:style-name="P14">for p from 1 to n*P do:</text:p>
      <text:p text:style-name="P14"/>
      <text:p text:style-name="P14"><text:s text:c="4"/>if p == p[1] then:</text:p>
      <text:p text:style-name="P14"/>
      <text:p text:style-name="P14"><text:s text:c="8"/>A[1, p] = p[1]</text:p>
      <text:p text:style-name="P14"/>
      <text:p text:style-name="P14"><text:s text:c="4"/>else:</text:p>
      <text:p text:style-name="P14"/>
      <text:p text:style-name="P14"><text:s text:c="8"/>A[1, p] = infty</text:p>
      <text:p text:style-name="P14"/>
      <text:p text:style-name="P14">for i from 2 to n do:</text:p>
      <text:p text:style-name="P14"/>
      <text:p text:style-name="P14"><text:s text:c="4"/>for p from 1 to n*P do:</text:p>
      <text:p text:style-name="P14"/>
      <text:p text:style-name="P14"><text:s text:c="8"/>if p[i] &lt;= p then:</text:p>
      <text:p text:style-name="P14"/>
      <text:p text:style-name="P14"><text:s text:c="12"/>A[i, p] = min( A[i-1, p], s[i] + A[i-1, p-p[i]] )</text:p>
      <text:p text:style-name="P14"/>
      <text:p text:style-name="P14"><text:s text:c="8"/>else:</text:p>
      <text:p text:style-name="P14"/>
      <text:p text:style-name="P14"><text:s text:c="12"/>A[i, p] = A[i-1, p]</text:p>
      <text:p text:style-name="P14"/>
      <text:p text:style-name="P14">Z = 0</text:p>
      <text:p text:style-name="P14"/>
      <text:p text:style-name="P14">for p from 1 to n*P do:</text:p>
      <text:p text:style-name="P14"/>
      <text:p text:style-name="P14"><text:s text:c="4"/>if A[n, p] &lt;= B then:</text:p>
      <text:p text:style-name="P14"/>
      <text:p text:style-name="P14"><text:s text:c="8"/>Z = p</text:p>
      <text:p text:style-name="P14"/>
      <text:p text:style-name="P14">return Z</text:p>
      <text:p text:style-name="Preformatted_20_Text"/>
      <text:h text:style-name="P11" text:outline-level="2"><text:soft-page-break/>Program: </text:h>
      <text:p text:style-name="Standard"/>
      <text:p text:style-name="P14">#include &lt;stdio.h&gt;</text:p>
      <text:p text:style-name="P14">#include &lt;stdlib.h&gt;</text:p>
      <text:p text:style-name="P14">#include &lt;time.h&gt;</text:p>
      <text:p text:style-name="P14"/>
      <text:p text:style-name="P14">void merge(float ratio[], float weight[], float profit[], int mid, int low, int high) {</text:p>
      <text:p text:style-name="P14"><text:s text:c="4"/>int i, j, k;</text:p>
      <text:p text:style-name="P14"><text:s text:c="4"/>float B[30],C[30], D[30];</text:p>
      <text:p text:style-name="P14"><text:s text:c="4"/>i = low;</text:p>
      <text:p text:style-name="P14"><text:s text:c="4"/>j = mid + 1;</text:p>
      <text:p text:style-name="P14"><text:s text:c="4"/>k = low;</text:p>
      <text:p text:style-name="P14"/>
      <text:p text:style-name="P14"><text:s text:c="4"/>while (i &lt;= mid &amp;&amp; j &lt;= high) {</text:p>
      <text:p text:style-name="P14"><text:s text:c="8"/>if (ratio[i] &lt; ratio[j]) {</text:p>
      <text:p text:style-name="P14"><text:s text:c="12"/>B[k] = ratio[i];</text:p>
      <text:p text:style-name="P14"><text:s text:c="12"/>C[k] = weight[i];</text:p>
      <text:p text:style-name="P14"><text:s text:c="12"/>D[k] = profit[i];</text:p>
      <text:p text:style-name="P14"><text:s text:c="12"/>i++;</text:p>
      <text:p text:style-name="P14"><text:s text:c="12"/>k++;</text:p>
      <text:p text:style-name="P14"><text:s text:c="8"/>}</text:p>
      <text:p text:style-name="P14"><text:s text:c="8"/>else {</text:p>
      <text:p text:style-name="P14"><text:s text:c="12"/>B[k] = ratio[j];</text:p>
      <text:p text:style-name="P14"><text:s text:c="12"/>C[k] = weight[j];</text:p>
      <text:p text:style-name="P14"><text:s text:c="12"/>D[k] = profit[j];</text:p>
      <text:p text:style-name="P14"><text:s text:c="12"/>j++;</text:p>
      <text:p text:style-name="P14"><text:s text:c="12"/>k++;</text:p>
      <text:p text:style-name="P14"><text:s text:c="8"/>}</text:p>
      <text:p text:style-name="P14"><text:s text:c="4"/>}</text:p>
      <text:p text:style-name="P14"><text:s text:c="4"/>while (i &lt;= mid) {</text:p>
      <text:p text:style-name="P14"><text:s text:c="8"/>B[k] = ratio[i];</text:p>
      <text:p text:style-name="P14"><text:s text:c="8"/>C[k] = weight[i];</text:p>
      <text:p text:style-name="P14"><text:s text:c="8"/>D[k] = profit[i];</text:p>
      <text:p text:style-name="P14"><text:s text:c="8"/>k++;</text:p>
      <text:p text:style-name="P14"><text:s text:c="8"/>i++;</text:p>
      <text:p text:style-name="P14"><text:s text:c="4"/>}</text:p>
      <text:p text:style-name="P14"><text:s text:c="4"/>while (j &lt;= high) {</text:p>
      <text:p text:style-name="P14"><text:s text:c="8"/>B[k] = ratio[j];</text:p>
      <text:p text:style-name="P14"><text:s text:c="8"/>C[k] = weight[j];</text:p>
      <text:p text:style-name="P14"><text:s text:c="8"/>D[k] = profit[j];</text:p>
      <text:p text:style-name="P14"><text:s text:c="8"/>k++;</text:p>
      <text:p text:style-name="P14"><text:s text:c="8"/>j++;</text:p>
      <text:p text:style-name="P14"><text:s text:c="4"/>}</text:p>
      <text:p text:style-name="P14"><text:s text:c="4"/>for (int i = low; i &lt;= high; i++) {</text:p>
      <text:p text:style-name="P14"><text:s text:c="8"/>ratio[i] = B[i];</text:p>
      <text:p text:style-name="P14"><text:s text:c="8"/>weight[i] = C[i];</text:p>
      <text:p text:style-name="P14"><text:s text:c="8"/>profit[i] = D[i];</text:p>
      <text:p text:style-name="P14"><text:s text:c="4"/>}</text:p>
      <text:p text:style-name="P14">}</text:p>
      <text:p text:style-name="P14"/>
      <text:p text:style-name="P14">void mergesort(float ratio[], float weight[], float profit[], int low, int high) {</text:p>
      <text:p text:style-name="P14"><text:soft-page-break/><text:s text:c="4"/>int mid;</text:p>
      <text:p text:style-name="P14"><text:s text:c="2"/></text:p>
      <text:p text:style-name="P14"><text:s text:c="4"/>if (low &lt; high) {</text:p>
      <text:p text:style-name="P14"><text:s text:c="8"/>mid = (low + high) / 2;</text:p>
      <text:p text:style-name="P14"><text:s text:c="8"/>mergesort(ratio, weight, profit, low, mid);</text:p>
      <text:p text:style-name="P14"><text:s text:c="8"/>mergesort(ratio, weight, profit, mid + 1, high);</text:p>
      <text:p text:style-name="P14"><text:s text:c="8"/>merge(ratio, weight, profit, mid, low, high);</text:p>
      <text:p text:style-name="P14"><text:s text:c="4"/>}</text:p>
      <text:p text:style-name="P14">}</text:p>
      <text:p text:style-name="P14"/>
      <text:p text:style-name="P14">void main() {</text:p>
      <text:p text:style-name="P14"><text:s text:c="4"/>int noofobject = 7, index, rem_cap = 15, i;</text:p>
      <text:p text:style-name="P14"><text:s text:c="4"/>float cost = 0.0;</text:p>
      <text:p text:style-name="P14"><text:s text:c="4"/>float ratio[7];</text:p>
      <text:p text:style-name="P14"><text:s text:c="4"/>float weight[7] = {2.0, 3.0, 5.0, 7.0, 1.0, 4.0, 1.0};</text:p>
      <text:p text:style-name="P14"><text:s text:c="4"/>float profit[7] = {10.0, 5.0, 5.0, 7.0, 6.0, 18.0, 3.0};</text:p>
      <text:p text:style-name="P14"/>
      <text:p text:style-name="P14"><text:s text:c="4"/>printf("Ratio before sorting in ascending order:\n");</text:p>
      <text:p text:style-name="P14"><text:s text:c="4"/>for (index = 0; index &lt; noofobject; index++) {</text:p>
      <text:p text:style-name="P14"><text:s text:c="8"/>ratio[index] = (float)(profit[index] / weight[index]);</text:p>
      <text:p text:style-name="P14"><text:s text:c="8"/>printf("%f ", ratio[index]);</text:p>
      <text:p text:style-name="P14"><text:s text:c="4"/>}</text:p>
      <text:p text:style-name="P14"><text:tab/>printf("\n");</text:p>
      <text:p text:style-name="P14"><text:s text:c="4"/></text:p>
      <text:p text:style-name="P14"><text:tab/>mergesort(ratio, weight, profit, 0, noofobject - 1);</text:p>
      <text:p text:style-name="P14"><text:s text:c="4"/>printf("Ratios after sorting in ascending order:\n");</text:p>
      <text:p text:style-name="P14"><text:s text:c="4"/>for (i = 0; i &lt; 7; i++) {</text:p>
      <text:p text:style-name="P14"><text:s text:c="8"/>printf("%f ", ratio[i]);</text:p>
      <text:p text:style-name="P14"><text:s text:c="4"/>}</text:p>
      <text:p text:style-name="P14"><text:s text:c="4"/>printf("\n");</text:p>
      <text:p text:style-name="P14"><text:s text:c="4"/></text:p>
      <text:p text:style-name="P14"><text:tab/>printf("Weights sorted with respect to ratios:\n");</text:p>
      <text:p text:style-name="P14"><text:s text:c="4"/>for (i = 0; i &lt; 7; i++) {</text:p>
      <text:p text:style-name="P14"><text:s text:c="8"/>printf("%f ", weight[i]);</text:p>
      <text:p text:style-name="P14"><text:s text:c="4"/>}</text:p>
      <text:p text:style-name="P14"><text:s text:c="4"/>printf("\n");</text:p>
      <text:p text:style-name="P14"><text:s text:c="4"/></text:p>
      <text:p text:style-name="P14"><text:tab/>printf("Profits sorted with respect to ratios:\n");</text:p>
      <text:p text:style-name="P14"><text:s text:c="4"/>for (i = 0; i &lt; 7; i++) {</text:p>
      <text:p text:style-name="P14"><text:s text:c="8"/>printf("%f ", profit[i]);</text:p>
      <text:p text:style-name="P14"><text:s text:c="4"/>}</text:p>
      <text:p text:style-name="P14"><text:s text:c="4"/>printf("\n");</text:p>
      <text:p text:style-name="P14"><text:s text:c="4"/></text:p>
      <text:p text:style-name="P14"><text:tab/>for (index = noofobject - 1; index &gt;= 0; index--) {</text:p>
      <text:p text:style-name="P14"><text:s text:c="8"/>if (weight[index] &lt;= rem_cap) {</text:p>
      <text:p text:style-name="P14"><text:s text:c="12"/>cost = cost + profit[index];</text:p>
      <text:p text:style-name="P14"><text:s text:c="12"/>rem_cap = rem_cap - weight[index];</text:p>
      <text:p text:style-name="P14"><text:s text:c="8"/>}</text:p>
      <text:p text:style-name="P14"><text:s text:c="8"/>else if (rem_cap &gt; 0) {</text:p>
      <text:p text:style-name="P14"><text:s text:c="12"/>cost = cost + ((profit[index] / weight[index]) * rem_cap);</text:p>
      <text:p text:style-name="P14"><text:s text:c="12"/>rem_cap = 0;</text:p>
      <text:p text:style-name="P14"><text:s text:c="12"/>break;</text:p>
      <text:p text:style-name="P14"><text:s text:c="8"/>}</text:p>
      <text:p text:style-name="P14"><text:soft-page-break/><text:s text:c="4"/>}</text:p>
      <text:p text:style-name="P14"><text:s text:c="4"/>printf("Total profit: %f\n", cost);</text:p>
      <text:p text:style-name="P14">}</text:p>
      <text:p text:style-name="P3"/>
      <text:h text:style-name="P11" text:outline-level="2">Output: </text:h>
      <text:p text:style-name="Text_20_body"/>
      <text:p text:style-name="P4">Ratio before sorting in ascending order:</text:p>
      <text:p text:style-name="P4">5.000000 1.666667 1.000000 1.000000 6.000000 4.500000 3.000000 </text:p>
      <text:p text:style-name="P4">Ratios after sorting in ascending order:</text:p>
      <text:p text:style-name="P4">1.000000 1.000000 1.666667 3.000000 4.500000 5.000000 6.000000 </text:p>
      <text:p text:style-name="P4">Weights sorted with respect to ratios:</text:p>
      <text:p text:style-name="P4">7.000000 5.000000 3.000000 1.000000 4.000000 2.000000 1.000000 </text:p>
      <text:p text:style-name="P4">Profits sorted with respect to ratios:</text:p>
      <text:p text:style-name="P4">7.000000 5.000000 5.000000 3.000000 18.000000 10.000000 6.000000 </text:p>
      <text:p text:style-name="P4">Total profit: 46.00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" svg:font-family="'Source Code Pro'" style:font-pitch="fixed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9:16:56.710441627</meta:creation-date>
    <dc:date>2023-03-31T20:28:48.011815595</dc:date>
    <meta:editing-duration>PT18M46S</meta:editing-duration>
    <meta:editing-cycles>3</meta:editing-cycles>
    <meta:generator>LibreOffice/7.4.6.2$Linux_X86_64 LibreOffice_project/40$Build-2</meta:generator>
    <meta:document-statistic meta:table-count="0" meta:image-count="0" meta:object-count="0" meta:page-count="4" meta:paragraph-count="136" meta:word-count="544" meta:character-count="3583" meta:non-whitespace-character-count="2489"/>
  </office:meta>
</office:document-meta>
</file>